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fo:margin-top="0in" fo:margin-bottom="0.0209in" style:contextual-spacing="false" style:line-height-at-least="0.4547in" fo:text-align="center" style:justify-single-word="false" style:page-number="auto" fo:break-before="page" fo:padding="0in" fo:border-left="none" fo:border-right="none" fo:border-top="none" fo:border-bottom="0.74pt solid #ffffff" style:shadow="non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Normal">
      <style:paragraph-properties style:line-height-at-least="0.1709in" fo:text-align="center" style:justify-single-word="false" fo:padding="0in" fo:border-left="none" fo:border-right="none" fo:border-top="none" fo:border-bottom="0.74pt solid #ffffff" style:shadow="none"/>
    </style:style>
    <style:style style:name="P3" style:family="paragraph" style:parent-style-name="Normal">
      <style:paragraph-properties style:line-height-at-least="0.1311in" fo:padding="0in" fo:border-left="none" fo:border-right="none" fo:border-top="none" fo:border-bottom="1.5pt solid #999b96" style:shadow="none"/>
      <style:text-properties fo:font-variant="small-caps" fo:font-size="9.5pt" fo:font-weight="bold" style:font-size-asian="9.5pt" style:font-weight-asian="bold" style:font-size-complex="9.5pt" style:font-weight-complex="bold"/>
    </style:style>
    <style:style style:name="P4" style:family="paragraph" style:parent-style-name="Normal">
      <style:paragraph-properties style:line-height-at-least="0.1709in"/>
    </style:style>
    <style:style style:name="P5" style:family="paragraph" style:parent-style-name="Normal">
      <style:paragraph-properties style:line-height-at-least="0.1709in">
        <style:tab-stops>
          <style:tab-stop style:position="7.4791in" style:type="right"/>
        </style:tab-stops>
      </style:paragraph-properties>
    </style:style>
    <style:style style:name="P6" style:family="paragraph" style:parent-style-name="Normal" style:list-style-name="L1">
      <style:paragraph-properties fo:margin-left="0.4272in" fo:line-height="0%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7" style:family="paragraph" style:parent-style-name="Normal">
      <style:paragraph-properties style:line-height-at-least="0.1311in">
        <style:tab-stops>
          <style:tab-stop style:position="0.1484in"/>
        </style:tab-stops>
      </style:paragraph-properties>
      <style:text-properties fo:font-size="9.5pt" style:font-size-asian="9.5pt" style:font-size-complex="9.5pt"/>
    </style:style>
    <style:style style:name="P8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09d4dc" officeooo:paragraph-rsid="001a606b" style:font-size-asian="9.5pt" style:font-size-complex="9.5pt"/>
    </style:style>
    <style:style style:name="P9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09d4dc" officeooo:paragraph-rsid="0009d4dc" style:font-size-asian="9.5pt" style:font-size-complex="9.5pt"/>
    </style:style>
    <style:style style:name="P10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1b1d45" officeooo:paragraph-rsid="001b1d45" style:font-size-asian="9.5pt" style:font-size-complex="9.5pt"/>
    </style:style>
    <style:style style:name="P11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12" style:family="paragraph" style:parent-style-name="Normal">
      <style:paragraph-properties style:line-height-at-least="0.1709in"/>
      <style:text-properties officeooo:paragraph-rsid="000cd799"/>
    </style:style>
    <style:style style:name="P13" style:family="paragraph" style:parent-style-name="Normal">
      <style:paragraph-properties style:line-height-at-least="0.1709in"/>
      <style:text-properties officeooo:paragraph-rsid="0009d4dc"/>
    </style:style>
    <style:style style:name="P14" style:family="paragraph" style:parent-style-name="Normal">
      <style:paragraph-properties style:line-height-at-least="0.1709in"/>
      <style:text-properties officeooo:paragraph-rsid="000a3c20"/>
    </style:style>
    <style:style style:name="P15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0a3c20" officeooo:paragraph-rsid="000a3c20" style:font-size-asian="9.5pt" style:font-size-complex="9.5pt"/>
    </style:style>
    <style:style style:name="P16" style:family="paragraph" style:parent-style-name="Normal" style:list-style-name="L2">
      <style:paragraph-properties fo:margin-left="0in" style:line-height-at-least="0.1311in" fo:text-indent="0in" style:auto-text-indent="false">
        <style:tab-stops/>
      </style:paragraph-properties>
      <style:text-properties fo:font-size="9.5pt" officeooo:paragraph-rsid="000a3c20" style:font-size-asian="9.5pt" style:font-size-complex="9.5pt"/>
    </style:style>
    <style:style style:name="P17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18" style:family="paragraph" style:parent-style-name="Normal">
      <style:paragraph-properties fo:margin-left="0.4272in" style:line-height-at-least="0.1311in">
        <style:tab-stops/>
      </style:paragraph-properties>
      <style:text-properties fo:font-size="9.5pt" style:font-size-asian="9.5pt" style:font-size-complex="9.5pt"/>
    </style:style>
    <style:style style:name="P19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14cf32" officeooo:paragraph-rsid="0014cf32" style:font-size-asian="9.5pt" style:font-size-complex="9.5pt"/>
    </style:style>
    <style:style style:name="P20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1b1d45" officeooo:paragraph-rsid="001b1d45" style:font-size-asian="9.5pt" style:font-size-complex="9.5pt"/>
    </style:style>
    <style:style style:name="P21" style:family="paragraph" style:parent-style-name="Normal" style:list-style-name="L3">
      <style:paragraph-properties fo:margin-left="0.4272in" fo:margin-top="0in" fo:margin-bottom="0.1043in" style:contextual-spacing="false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22" style:family="paragraph" style:parent-style-name="Normal">
      <style:paragraph-properties style:line-height-at-least="0.1709in"/>
      <style:text-properties officeooo:paragraph-rsid="00203268"/>
    </style:style>
    <style:style style:name="P23" style:family="paragraph" style:parent-style-name="Normal" style:list-style-name="L4">
      <style:paragraph-properties style:line-height-at-least="0.1311in">
        <style:tab-stops/>
      </style:paragraph-properties>
      <style:text-properties officeooo:paragraph-rsid="00203268"/>
    </style:style>
    <style:style style:name="P24" style:family="paragraph" style:parent-style-name="Normal" style:list-style-name="L4">
      <style:paragraph-properties style:line-height-at-least="0.1311in">
        <style:tab-stops/>
      </style:paragraph-properties>
      <style:text-properties officeooo:paragraph-rsid="000ed3f6"/>
    </style:style>
    <style:style style:name="P25" style:family="paragraph" style:parent-style-name="Normal">
      <style:paragraph-properties style:line-height-at-least="0.1709in"/>
      <style:text-properties officeooo:paragraph-rsid="001244f1"/>
    </style:style>
    <style:style style:name="P26" style:family="paragraph" style:parent-style-name="Normal">
      <style:paragraph-properties style:line-height-at-least="0.1709in">
        <style:tab-stops>
          <style:tab-stop style:position="7.4791in" style:type="right"/>
        </style:tab-stops>
      </style:paragraph-properties>
      <style:text-properties officeooo:paragraph-rsid="0014cf32"/>
    </style:style>
    <style:style style:name="P27" style:family="paragraph" style:parent-style-name="Normal" style:list-style-name="L5">
      <style:paragraph-properties style:line-height-at-least="0.1709in">
        <style:tab-stops>
          <style:tab-stop style:position="7.4791in" style:type="right"/>
        </style:tab-stops>
      </style:paragraph-properties>
      <style:text-properties officeooo:paragraph-rsid="0017d3e1"/>
    </style:style>
    <style:style style:name="P28" style:family="paragraph" style:parent-style-name="Normal" style:list-style-name="L6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29" style:family="paragraph" style:parent-style-name="Normal" style:list-style-name="L7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30" style:family="paragraph" style:parent-style-name="Normal" style:list-style-name="L8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color="#000000" loext:opacity="100%" fo:font-size="9.5pt" style:font-size-asian="9.5pt" style:font-size-complex="9.5pt"/>
    </style:style>
    <style:style style:name="T3" style:family="text">
      <style:text-properties fo:font-size="9.5pt" fo:font-weight="bold" style:font-size-asian="9.5pt" style:font-weight-asian="bold" style:font-size-complex="9.5pt" style:font-weight-complex="bold"/>
    </style:style>
    <style:style style:name="T4" style:family="text">
      <style:text-properties officeooo:rsid="0009d4dc"/>
    </style:style>
    <style:style style:name="T5" style:family="text">
      <style:text-properties officeooo:rsid="001a606b"/>
    </style:style>
    <style:style style:name="T6" style:family="text">
      <style:text-properties officeooo:rsid="001ec3e1"/>
    </style:style>
    <style:style style:name="T7" style:family="text">
      <style:text-properties fo:font-size="9.5pt" fo:font-weight="normal" style:font-size-asian="9.5pt" style:font-weight-asian="normal" style:font-size-complex="9.5pt" style:font-weight-complex="normal"/>
    </style:style>
    <style:style style:name="T8" style:family="text">
      <style:text-properties fo:font-size="9.5pt" fo:font-weight="normal" officeooo:rsid="0009d4dc" style:font-size-asian="9.5pt" style:font-weight-asian="normal" style:font-size-complex="9.5pt" style:font-weight-complex="normal"/>
    </style:style>
    <style:style style:name="T9" style:family="text">
      <style:text-properties fo:font-size="9.5pt" officeooo:rsid="000a3c20" style:font-size-asian="9.5pt" style:font-size-complex="9.5pt"/>
    </style:style>
    <style:style style:name="T10" style:family="text">
      <style:text-properties fo:font-size="9.5pt" officeooo:rsid="000cd799" style:font-size-asian="9.5pt" style:font-size-complex="9.5pt"/>
    </style:style>
    <style:style style:name="T11" style:family="text">
      <style:text-properties fo:font-size="9.5pt" officeooo:rsid="001ec3e1" style:font-size-asian="9.5pt" style:font-size-complex="9.5pt"/>
    </style:style>
    <style:style style:name="T12" style:family="text">
      <style:text-properties fo:font-size="9.5pt" officeooo:rsid="00203268" style:font-size-asian="9.5pt" style:font-size-complex="9.5pt"/>
    </style:style>
    <style:style style:name="T13" style:family="text">
      <style:text-properties fo:font-size="9.5pt" fo:font-weight="bold" officeooo:rsid="000a3c20" style:font-size-asian="9.5pt" style:font-weight-asian="bold" style:font-size-complex="9.5pt" style:font-weight-complex="bold"/>
    </style:style>
    <style:style style:name="T14" style:family="text">
      <style:text-properties fo:font-size="9.5pt" fo:font-weight="bold" officeooo:rsid="0009d4dc" style:font-size-asian="9.5pt" style:font-weight-asian="bold" style:font-size-complex="9.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b1d45"/>
    </style:style>
    <style:style style:name="T17" style:family="text">
      <style:text-properties fo:font-size="9.5pt" fo:font-weight="bold" officeooo:rsid="000d2b5f" style:font-size-asian="9.5pt" style:font-weight-asian="bold" style:font-size-complex="9.5pt" style:font-weight-complex="bold"/>
    </style:style>
    <style:style style:name="T18" style:family="text">
      <style:text-properties fo:font-size="9.5pt" fo:font-weight="bold" officeooo:rsid="000be945" style:font-size-asian="9.5pt" style:font-weight-asian="bold" style:font-size-complex="9.5pt" style:font-weight-complex="bold"/>
    </style:style>
    <style:style style:name="T19" style:family="text">
      <style:text-properties fo:font-size="9.5pt" fo:font-weight="normal" officeooo:rsid="000cd799" style:font-size-asian="9.5pt" style:font-weight-asian="normal" style:font-size-complex="9.5pt" style:font-weight-complex="normal"/>
    </style:style>
    <style:style style:name="T20" style:family="text">
      <style:text-properties fo:font-size="9.5pt" fo:font-weight="normal" officeooo:rsid="000ed3f6" style:font-size-asian="9.5pt" style:font-weight-asian="normal" style:font-size-complex="9.5pt" style:font-weight-complex="normal"/>
    </style:style>
    <style:style style:name="T21" style:family="text">
      <style:text-properties fo:font-size="9.5pt" fo:font-weight="bold" officeooo:rsid="001244f1" style:font-size-asian="9.5pt" style:font-weight-asian="bold" style:font-size-complex="9.5pt" style:font-weight-complex="bold"/>
    </style:style>
    <style:style style:name="T22" style:family="text">
      <style:text-properties fo:font-size="9.5pt" fo:font-weight="bold" officeooo:rsid="0017d3e1" style:font-size-asian="9.5pt" style:font-weight-asian="bold" style:font-size-complex="9.5pt" style:font-weight-complex="bold"/>
    </style:style>
    <style:style style:name="T23" style:family="text">
      <style:text-properties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24" style:family="text">
      <style:text-properties fo:font-size="9.5pt" fo:font-style="italic" fo:font-weight="bold" officeooo:rsid="0017d3e1" style:font-size-asian="9.5pt" style:font-style-asian="italic" style:font-weight-asian="bold" style:font-size-complex="9.5pt" style:font-style-complex="italic" style:font-weight-complex="bold"/>
    </style:style>
    <style:style style:name="T25" style:family="text">
      <style:text-properties fo:font-size="9.5pt" fo:font-style="normal" fo:font-weight="bold" style:font-size-asian="9.5pt" style:font-style-asian="normal" style:font-weight-asian="bold" style:font-size-complex="9.5pt" style:font-style-complex="normal" style:font-weight-complex="bold"/>
    </style:style>
    <style:style style:name="T26" style:family="text">
      <style:text-properties fo:font-size="9.5pt" fo:font-weight="bold" officeooo:rsid="0014cf32" style:font-size-asian="9.5pt" style:font-weight-asian="bold" style:font-size-complex="9.5pt" style:font-weight-complex="bold"/>
    </style:style>
    <style:style style:name="T27" style:family="text">
      <style:text-properties fo:font-size="9.5pt" fo:font-weight="normal" officeooo:rsid="0017d3e1" style:font-size-asian="9.5pt" style:font-weight-asian="normal" style:font-size-complex="9.5pt" style:font-weight-complex="normal"/>
    </style:style>
    <style:style style:name="T28" style:family="text">
      <style:text-properties fo:font-size="9.5pt" fo:font-weight="normal" officeooo:rsid="0019a8fa" style:font-size-asian="9.5pt" style:font-weight-asian="normal" style:font-size-complex="9.5pt" style:font-weight-complex="normal"/>
    </style:style>
    <style:style style:name="T29" style:family="text">
      <style:text-properties fo:font-size="9.5pt" fo:font-weight="normal" officeooo:rsid="0018758c" style:font-size-asian="9.5pt" style:font-weight-asian="normal" style:font-size-complex="9.5pt" style:font-weight-complex="normal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Roque De Escobar</text:p>
      <text:p text:style-name="P2"><text:span text:style-name="Default_20_Paragraph_20_Font"><text:span text:style-name="T1">Miami, Florida | (305) 609-5540 </text:span></text:span><text:span text:style-name="Default_20_Paragraph_20_Font"><text:span text:style-name="T2">| </text:span></text:span><text:span text:style-name="Default_20_Paragraph_20_Font"><text:span text:style-name="T1">droqu027@fiu.edu </text:span></text:span><text:span text:style-name="Default_20_Paragraph_20_Font"><text:span text:style-name="T2">| </text:span></text:span><text:span text:style-name="Default_20_Paragraph_20_Font"><text:span text:style-name="T1">linkedin.com/in/danielroque26 | github.com/OatmealJester</text:span></text:span></text:p>
      <text:p text:style-name="P3">education</text:p>
      <text:p text:style-name="P4"><text:span text:style-name="fs12_20_fw4_20_undefined"><text:span text:style-name="T1">Florida International University</text:span></text:span><text:span text:style-name="fs12_20_fw4_20_undefined_20_tdn"><text:span text:style-name="T1">,</text:span></text:span><text:span text:style-name="fw4_20_fs12_20_undefined_20_tdn"><text:span text:style-name="T1"> </text:span></text:span><text:span text:style-name="fw4_20_fs12_20_undefined"><text:span text:style-name="T1">Miami, Florida</text:span></text:span></text:p>
      <text:p text:style-name="P5"><text:span text:style-name="fs12_20_fw6_20_overflow-hidden"><text:span text:style-name="T3">BS Computer Engineering, BS Mathematics</text:span></text:span><text:span text:style-name="fs12_20_fw6"><text:span text:style-name="T3"><text:tab/></text:span></text:span><text:span text:style-name="fs12_20_fw6_20_overflow-hidden"><text:span text:style-name="T3">Expected May 2026</text:span></text:span></text:p>
      <text:list text:style-name="L1">
        <text:list-item>
          <text:p text:style-name="P6">3.4<text:span text:style-name="T4">6</text:span> GPA</text:p>
        </text:list-item>
      </text:list>
      <text:p text:style-name="P7">Relevant Course Work</text:p>
      <text:section text:style-name="Sect1" text:name="Section1">
        <text:list text:continue-numbering="true" text:style-name="L1">
          <text:list-item>
            <text:p text:style-name="P8">Logic Design <text:span text:style-name="T5">and Embedded</text:span> Computing</text:p>
          </text:list-item>
          <text:list-item>
            <text:p text:style-name="P9">Computer Architecture </text:p>
          </text:list-item>
          <text:list-item>
            <text:p text:style-name="P10">Digital Electronics, <text:span text:style-name="T6">Solid State Devices, Intro to Nano</text:span> <text:span text:style-name="T6">Fabrication</text:span></text:p>
          </text:list-item>
          <text:list-item>
            <text:p text:style-name="P9">Data Structures and Algorithms</text:p>
          </text:list-item>
          <text:list-item>
            <text:p text:style-name="P9">Mathematical Optimization <text:span text:style-name="T5">and Linear Algebra II</text:span></text:p>
          </text:list-item>
          <text:list-item>
            <text:p text:style-name="P11">Multivariate Statistics <text:span text:style-name="T4">II </text:span><text:span text:style-name="T6">and Regression Analysis</text:span></text:p>
          </text:list-item>
        </text:list>
      </text:section>
      <text:p text:style-name="P3">skills</text:p>
      <text:p text:style-name="P12"><text:span text:style-name="fs12_20_fw6_20_undefined"><text:span text:style-name="T3">Programming Languages: </text:span></text:span><text:span text:style-name="bullet-text_20_fs12_20_word-wrap-normal"><text:span text:style-name="T7">VHDL, </text:span></text:span><text:span text:style-name="bullet-text_20_fs12_20_word-wrap-normal"><text:span text:style-name="T8">System </text:span></text:span><text:span text:style-name="bullet-text_20_fs12_20_word-wrap-normal"><text:span text:style-name="T7">Verilog,</text:span></text:span><text:span text:style-name="bullet-text_20_fs12_20_word-wrap-normal"><text:span text:style-name="T1"> C, C++, Python, Perl, Java, </text:span></text:span><text:span text:style-name="bullet-text_20_fs12_20_word-wrap-normal"><text:span text:style-name="T9">JavaScript, </text:span></text:span><text:span text:style-name="bullet-text_20_fs12_20_word-wrap-normal"><text:span text:style-name="T1">TypeScript</text:span></text:span></text:p>
      <text:p text:style-name="P13"><text:span text:style-name="fs12_20_fw6_20_undefined"><text:span text:style-name="T3">Technologies: </text:span></text:span><text:span text:style-name="bullet-text_20_fs12_20_word-wrap-normal"><text:span text:style-name="T1">Oracle Cloud, Docker, Git, Perforce, Linux, React, Next.JS, </text:span></text:span><text:span text:style-name="bullet-text_20_fs12_20_word-wrap-normal"><text:span text:style-name="T10">Vivado, </text:span></text:span><text:span text:style-name="bullet-text_20_fs12_20_word-wrap-normal"><text:span text:style-name="T11">Google Cloud, React </text:span></text:span><text:span text:style-name="bullet-text_20_fs12_20_word-wrap-normal"><text:span text:style-name="T12">Native</text:span></text:span><text:span text:style-name="bullet-text_20_fs12_20_word-wrap-normal"><text:span text:style-name="T11"> </text:span></text:span></text:p>
      <text:p text:style-name="P4"><text:span text:style-name="fs12_20_fw6_20_undefined"><text:span text:style-name="T3">Multilingual: </text:span></text:span><text:span text:style-name="bullet-text_20_fs12_20_word-wrap-normal"><text:span text:style-name="T1">Fluent in English, American Sign Language, and Spanish</text:span></text:span></text:p>
      <text:p text:style-name="P4"/>
      <text:p text:style-name="P3">leadership &amp; work experience</text:p>
      <text:p text:style-name="P14"><text:span text:style-name="fs12_20_fw6_20_undefined_20_tdn"><text:span text:style-name="T3">Nvidia </text:span></text:span><text:span text:style-name="fs12_20_fw6_20_undefined_20_tdn"><text:span text:style-name="T13">Post Silicon</text:span></text:span><text:span text:style-name="fs12_20_fw6_20_undefined_20_tdn"><text:span text:style-name="T3"> Engineer Intern, Santa Clara, CA</text:span></text:span><text:tab/><text:span text:style-name="fs12_20_fw6_20_overflow-hidden"><text:span text:style-name="T3"> <text:s text:c="77"/>May 202</text:span></text:span><text:span text:style-name="fs12_20_fw6_20_overflow-hidden"><text:span text:style-name="T13">5</text:span></text:span><text:span text:style-name="fs12_20_fw6_20_overflow-hidden"><text:span text:style-name="T3"> – August 202</text:span></text:span><text:span text:style-name="fs12_20_fw6_20_overflow-hidden"><text:span text:style-name="T13">5</text:span></text:span></text:p>
      <text:list text:style-name="L2">
        <text:list-item>
          <text:p text:style-name="P15">Developed and integrated an automated testing pipeline for silicon Boot Configuration Tables (BCTs) within the existing testbench infrastructure, ensuring accurate register programming for frequency-dependent configurations. </text:p>
        </text:list-item>
        <text:list-item>
          <text:p text:style-name="P15">Built a custom Python tool with bespoke parsing logic to automatically compare DVFS tables from independent simulation and post-silicon pipelines, detecting discrepancies in register values and data types to prevent integration errors before ROM programming.</text:p>
          <text:p text:style-name="P16"><text:span text:style-name="fs12_20_fw6_20_undefined_20_tdn"><text:span text:style-name="T3"/></text:span></text:p>
        </text:list-item>
      </text:list>
      <text:p text:style-name="P4"><text:span text:style-name="fs12_20_fw6_20_undefined_20_tdn"><text:span text:style-name="T3">Nvidia </text:span></text:span><text:span text:style-name="fs12_20_fw6_20_undefined_20_tdn"><text:span text:style-name="T14">Infrastructure</text:span></text:span><text:span text:style-name="fs12_20_fw6_20_undefined_20_tdn"><text:span text:style-name="T3"> Engineer Intern, Santa Clara, CA</text:span></text:span><text:span text:style-name="T15"><text:tab/></text:span><text:span text:style-name="fs12_20_fw6_20_overflow-hidden"><text:span text:style-name="T3"> <text:s text:c="77"/>May 2024 – August 2024</text:span></text:span></text:p>
      <text:list text:continue-numbering="true" text:style-name="L2">
        <text:list-item>
          <text:p text:style-name="P17">Automated Coverity static analysis with a Perl-based tool, integrating results into a custom dashboard that tracked MISRA C violations across changelists, enabling real-time compliance monitoring and trend analysis. </text:p>
        </text:list-item>
        <text:list-item>
          <text:p text:style-name="P17">Built a real-time visualization dashboard using Elasticsearch, Logstash, and Kibana (ELK Stack) to display MISRA C violation trends from automated Coverity scans, enabling engineers to quickly identify and address compliance regressions. </text:p>
        </text:list-item>
      </text:list>
      <text:p text:style-name="P18"/>
      <text:p text:style-name="P14"><text:span text:style-name="fs12_20_fw6_20_undefined"><text:span text:style-name="T13">Research @ Phaselab Florida International University</text:span></text:span><text:span text:style-name="fs12_20_fw6_20_undefined"><text:span text:style-name="T3">, Miami, FL</text:span></text:span><text:tab/><text:span text:style-name="fs12_20_fw6_20_overflow-hidden"><text:span text:style-name="T3"> <text:s text:c="68"/></text:span></text:span><text:span text:style-name="fs12_20_fw6_20_overflow-hidden"><text:span text:style-name="T13">Jan</text:span></text:span><text:span text:style-name="fs12_20_fw6_20_overflow-hidden"><text:span text:style-name="T3"> 202</text:span></text:span><text:span text:style-name="fs12_20_fw6_20_overflow-hidden"><text:span text:style-name="T13">5</text:span></text:span><text:span text:style-name="fs12_20_fw6_20_overflow-hidden"><text:span text:style-name="T3"> – </text:span></text:span><text:span text:style-name="fs12_20_fw6_20_overflow-hidden"><text:span text:style-name="T13">May 2025</text:span></text:span></text:p>
      <text:list text:continue-numbering="true" text:style-name="L2">
        <text:list-item>
          <text:p text:style-name="P19">Designed and coded a custom Peak Signal-to-Noise Ratio (PSNR) evaluation pipeline in Python.</text:p>
        </text:list-item>
        <text:list-item>
          <text:p text:style-name="P19">Developed and implemented a <text:span text:style-name="T16">batched B</text:span>ayesian optimization framework <text:span text:style-name="T16">using </text:span>PyTorch to tune parameters of a <text:span text:style-name="T6">physics driven AI </text:span>image inpainting model, achieving a 10.35 dB improvement in Peak Signal-to-Noise Ratio (PSNR)</text:p>
        </text:list-item>
        <text:list-item>
          <text:p text:style-name="P20">Presented a poster on batched Bayesian optimization at the Undergraduate Research at FIU (URFIU) conference. <text:s/></text:p>
        </text:list-item>
      </text:list>
      <text:p text:style-name="P4"><text:span text:style-name="fs12_20_fw6_20_undefined"><text:span text:style-name="T3">Calculus </text:span></text:span><text:span text:style-name="fs12_20_fw6_20_undefined"><text:span text:style-name="T17">3 Undergraduate Teaching</text:span></text:span><text:span text:style-name="fs12_20_fw6_20_undefined"><text:span text:style-name="T3"> Assistant</text:span></text:span><text:span text:style-name="fs12_20_fw6_20_undefined_20_tdn"><text:span text:style-name="T3">, </text:span></text:span><text:span text:style-name="fs12_20_fw6_20_undefined"><text:span text:style-name="T3">Miami, FL</text:span></text:span><text:tab/><text:span text:style-name="fs12_20_fw6_20_overflow-hidden"><text:span text:style-name="T3"> <text:s text:c="77"/>August 2023 – </text:span></text:span><text:span text:style-name="fs12_20_fw6_20_overflow-hidden"><text:span text:style-name="T18">May 2025</text:span></text:span></text:p>
      <text:list text:style-name="L3">
        <text:list-item>
          <text:p text:style-name="P21">Partnered with lead professor to co-deliver comprehensive in-classroom instruction to an audience of <text:span text:style-name="T16">3</text:span>0 students. </text:p>
        </text:list-item>
      </text:list>
      <text:p text:style-name="P22"><text:span text:style-name="fs12_20_fw6_20_undefined"><text:span text:style-name="T3">Research @ Serlop Labs Florida International University, Miami, FL <text:s text:c="66"/>March 2023 - July 2023</text:span></text:span></text:p>
      <text:list text:style-name="L4">
        <text:list-item>
          <text:p text:style-name="P23"><text:span text:style-name="T7">Learned Verilog </text:span><text:span text:style-name="T19">and </text:span><text:span text:style-name="T7">VHDL in a laboratory environment.</text:span></text:p>
        </text:list-item>
        <text:list-item>
          <text:p text:style-name="P24"><text:span text:style-name="Default_20_Paragraph_20_Font"><text:span text:style-name="T20">C</text:span></text:span><text:span text:style-name="Default_20_Paragraph_20_Font"><text:span text:style-name="T7">ollaborated with a team of researchers to conduct hardware security testing, aimed at detecting critical vulnerabilities within computer chip supply chain.</text:span></text:span></text:p>
        </text:list-item>
      </text:list>
      <text:p text:style-name="P3">projects</text:p>
      <text:p text:style-name="P4"><text:span text:style-name="fs12_20_fw6_20_undefined"><text:span text:style-name="T3"/></text:span></text:p>
      <text:p text:style-name="P25"><text:span text:style-name="fs12_20_fw6_20_undefined"><text:span text:style-name="T21">Diceman, FreeRTOS|</text:span></text:span><text:span text:style-name="fs12_20_fw6_20_undefined"><text:span text:style-name="T22">ESP-32|C++</text:span></text:span></text:p>
      <text:p text:style-name="P26"><text:span text:style-name="fs12_20_fw6_20_fsi_20_overflow-hidden"><text:span text:style-name="T23">@ </text:span></text:span><text:span text:style-name="fs12_20_fw6_20_fsi_20_overflow-hidden"><text:span text:style-name="T24">ShellHacks</text:span></text:span><text:span text:style-name="fs12_20_fw6_20_fsi_20_overflow-hidden"><text:span text:style-name="T23"> Miami, Florida</text:span></text:span><text:span text:style-name="fs12_20_fw6"><text:span text:style-name="T23"><text:tab/></text:span></text:span><text:span text:style-name="fs12_20_fw6_20_overflow-hidden"><text:span text:style-name="T25">September</text:span></text:span><text:span text:style-name="fs12_20_fw6_20_overflow-hidden"><text:span text:style-name="T3"> 202</text:span></text:span><text:span text:style-name="fs12_20_fw6_20_overflow-hidden"><text:span text:style-name="T26">4</text:span></text:span></text:p>
      <text:list text:style-name="L5">
        <text:list-item>
          <text:p text:style-name="P27"><text:span text:style-name="fs12_20_fw6_20_overflow-hidden"><text:span text:style-name="T27">Built a handheld </text:span></text:span><text:span text:style-name="fs12_20_fw6_20_overflow-hidden"><text:span text:style-name="T28">electronic</text:span></text:span><text:span text:style-name="fs12_20_fw6_20_overflow-hidden"><text:span text:style-name="T27"> dice roller on an ESP-32 microcontroller with a display, rotary encoder, and buttons to simulate </text:span></text:span><text:span text:style-name="fs12_20_fw6_20_overflow-hidden"><text:span text:style-name="T29">rolling </text:span></text:span><text:span text:style-name="fs12_20_fw6_20_overflow-hidden"><text:span text:style-name="T27">multiple dice types for role-playing games.</text:span></text:span></text:p>
        </text:list-item>
        <text:list-item>
          <text:p text:style-name="P27"><text:span text:style-name="fs12_20_fw6_20_overflow-hidden"><text:span text:style-name="T27">Programmed the dice-rolling logic and hardware input handling in C++ using FreeRTOS, integrating button and encoder controls with the on-screen interface.</text:span></text:span></text:p>
        </text:list-item>
      </text:list>
      <text:p text:style-name="P4"><text:span text:style-name="fs12_20_fw6_20_undefined"><text:span text:style-name="T3">Job Sniffer</text:span></text:span><text:span text:style-name="fs12_20_fw6_20_undefined_20_tdn"><text:span text:style-name="T3">, </text:span></text:span><text:span text:style-name="fs12_20_fw6_20_undefined"><text:span text:style-name="T3">TypeScript|Google Cloud|Google Bard</text:span></text:span></text:p>
      <text:p text:style-name="P5"><text:span text:style-name="fs12_20_fw6_20_fsi_20_overflow-hidden"><text:span text:style-name="T23">@ AiAtl Atlanta, Georgia</text:span></text:span><text:span text:style-name="fs12_20_fw6"><text:span text:style-name="T23"><text:tab/></text:span></text:span><text:span text:style-name="fs12_20_fw6_20_overflow-hidden"><text:span text:style-name="T3">November 2023</text:span></text:span></text:p>
      <text:list text:style-name="L6">
        <text:list-item>
          <text:p text:style-name="P28">Designed a website that leveraged AI to autonomously process user emails, discern job application correspondences and manage and notify users about impending deadlines and upcoming interviews.</text:p>
        </text:list-item>
      </text:list>
      <text:p text:style-name="P4"><text:span text:style-name="fs12_20_fw6_20_undefined"><text:span text:style-name="T3">ASLang</text:span></text:span><text:span text:style-name="fs12_20_fw6_20_undefined_20_tdn"><text:span text:style-name="T3">, </text:span></text:span><text:span text:style-name="fs12_20_fw6_20_undefined"><text:span text:style-name="T3">Python|Computer Vision|AI|Next.js</text:span></text:span></text:p>
      <text:p text:style-name="P5"><text:span text:style-name="fs12_20_fw6_20_fsi_20_overflow-hidden"><text:span text:style-name="T23">@ KnightHacks Orlando, Florida</text:span></text:span><text:span text:style-name="fs12_20_fw6"><text:span text:style-name="T23"><text:tab/></text:span></text:span><text:span text:style-name="fs12_20_fw6_20_overflow-hidden"><text:span text:style-name="T3">October 2023</text:span></text:span></text:p>
      <text:list text:style-name="L7">
        <text:list-item>
          <text:p text:style-name="P29">Developed an AI-powered website that gamifies American Sign Language learning, implementing a Java backend and integrating user video feeds with the computer vision model via Webhooks API. </text:p>
        </text:list-item>
      </text:list>
      <text:p text:style-name="P4"><text:span text:style-name="fs12_20_fw6_20_undefined"><text:span text:style-name="T3">How Much Car</text:span></text:span><text:span text:style-name="fs12_20_fw6_20_undefined_20_tdn"><text:span text:style-name="T3">, </text:span></text:span><text:span text:style-name="fs12_20_fw6_20_undefined"><text:span text:style-name="T3">Typescript|React|CSS|Next.js|Github</text:span></text:span></text:p>
      <text:p text:style-name="P5"><text:span text:style-name="fs12_20_fw6_20_fsi_20_overflow-hidden"><text:span text:style-name="T23">@ ShellHacks Miami, Florida</text:span></text:span><text:span text:style-name="fs12_20_fw6"><text:span text:style-name="T23"><text:tab/></text:span></text:span><text:span text:style-name="fs12_20_fw6_20_overflow-hidden"><text:span text:style-name="T3">September 2023</text:span></text:span></text:p>
      <text:list text:style-name="L8">
        <text:list-item>
          <text:p text:style-name="P30">Developed a <text:span text:style-name="T5">CRUD </text:span>website that calculates monthly car payments and matches users to vehicles based on their annual salary, with the aim of enhancing financial literacy regarding car deb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size="24pt" fo:font-weight="bold" style:letter-kerning="true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size="18pt" fo:font-weight="bold" style:font-size-asian="18pt" style:font-weight-asian="bold" style:font-size-complex="18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665in" fo:margin-bottom="0.0417in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665in" fo:margin-bottom="0.0417in" style:contextual-spacing="false" fo:hyphenation-ladder-count="no-limit" fo:hyphenation-keep="auto" loext:hyphenation-keep-type="column"/>
      <style:text-properties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div_5f_WordSection1" style:display-name="div_WordSection1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_5f_MsoNormal" style:display-name="li_MsoNormal" style:family="paragraph" style:parent-style-name="Normal">
      <style:paragraph-properties style:line-height-at-least="0.1665in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fs12_20_fw4_20_undefined_20_tdn" style:display-name="fs12 fw4 undefined tdn" style:family="text" style:parent-style-name="Default_20_Paragraph_20_Font"/>
    <style:style style:name="fs12_20_fw4_20_undefined" style:display-name="fs12 fw4 undefined" style:family="text" style:parent-style-name="Default_20_Paragraph_20_Font"/>
    <style:style style:name="fw4_20_fs12_20_undefined_20_tdn" style:display-name="fw4 fs12 undefined tdn" style:family="text" style:parent-style-name="Default_20_Paragraph_20_Font"/>
    <style:style style:name="fw4_20_fs12_20_undefined" style:display-name="fw4 fs12 undefined" style:family="text" style:parent-style-name="Default_20_Paragraph_20_Font"/>
    <style:style style:name="fs12_20_fw6_20_overflow-hidden" style:display-name="fs12 fw6 overflow-hidden" style:family="text" style:parent-style-name="Default_20_Paragraph_20_Font"/>
    <style:style style:name="fs12_20_fw6" style:display-name="fs12 fw6" style:family="text" style:parent-style-name="Default_20_Paragraph_20_Font"/>
    <style:style style:name="fs12_20_fw6_20_undefined" style:display-name="fs12 fw6 undefined" style:family="text" style:parent-style-name="Default_20_Paragraph_20_Font"/>
    <style:style style:name="bullet-text_20_fs12_20_word-wrap-normal" style:display-name="bullet-text fs12 word-wrap-normal" style:family="text" style:parent-style-name="Default_20_Paragraph_20_Font"/>
    <style:style style:name="fs12_20_fw6_20_undefined_20_tdn" style:display-name="fs12 fw6 undefined tdn" style:family="text" style:parent-style-name="Default_20_Paragraph_20_Font"/>
    <style:style style:name="fs12_20_fw6_20_fsi_20_overflow-hidden" style:display-name="fs12 fw6 fsi overflow-hidden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weight="bold" style:font-weight-asian="bold" style:font-weight-complex="bol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4898in" fo:page-height="10.9791in" style:num-format="1" style:print-orientation="portrait" fo:margin-top="0.2291in" fo:margin-bottom="0.2291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>Resume</dc:title>
    <meta:creation-date>2024-06-22T07:36:00Z</meta:creation-date>
    <dc:date>2025-09-26T15:26:47.624868600</dc:date>
    <meta:editing-cycles>8</meta:editing-cycles>
    <meta:editing-duration>PT40M50S</meta:editing-duration>
    <meta:print-date>2025-09-26T15:29:16.085109400</meta:print-date>
    <meta:printed-by>PDF files</meta:printed-by>
    <meta:document-statistic meta:table-count="0" meta:image-count="0" meta:object-count="0" meta:page-count="1" meta:paragraph-count="48" meta:word-count="579" meta:character-count="4539" meta:non-whitespace-character-count="3648"/>
    <meta:template xlink:type="simple" xlink:actuate="onRequest" xlink:title="" xlink:href="../RESUME/NVIDIA_RESUME.odt/Normal.dotm"/>
  </office:meta>
</office:document-meta>
</file>